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MS Project</text:span><text:span text:style-name="a382" text:class-names=""/></text:p>
          </draw:text-box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Nilay Sanghrajka<text:s text:c="1"/></text:span></text:p>
            <text:p text:style-name="a388" text:class-names="" text:cond-style-name=""><text:span text:style-name="a387" text:class-names=""/></text:p>
            <text:p text:style-name="a391" text:class-names="" text:cond-style-name=""><text:span text:style-name="a389" text:class-names="">17/07/2020</text:span><text:span text:style-name="a390" text:class-names=""/></text:p>
          </draw:text-box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5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Scope</text:span><text:span text:style-name="a395" text:class-names=""/></text:p>
          </draw:text-box>
          <svg:title/>
          <svg:desc/>
        </draw:frame>
        <draw:frame draw:id="id66" presentation:style-name="a418" draw:name="Content Placehold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Code a command line interface program.</text:span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Using</text:span><text:span text:style-name="a402" text:class-names=""><text:s text:c="1"/></text:span><text:span text:style-name="a403" text:class-names="">Kanban board</text:span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Jira</text:span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Github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Testing</text:span><text:span text:style-name="a415" text:class-names=""/></text:p>
              </text:list-item>
            </text:list>
          </draw:text-box>
          <svg:title/>
          <svg:desc/>
        </draw:frame>
      </draw:page>
      <draw:page draw:name="Slide3" draw:style-name="a419" draw:master-page-name="Master1-Layout2-obj-Title-and-Content" presentation:presentation-page-layout-name="Master1-PPL2" draw:id="Slide-258">
        <draw:frame draw:id="id67" presentation:style-name="a423" draw:name="Title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0" text:class-names="">Technologies</text:span><text:span text:style-name="a421" text:class-names=""/></text:p>
          </draw:text-box>
          <svg:title/>
          <svg:desc/>
        </draw:frame>
        <draw:frame draw:id="id68" presentation:style-name="a461" draw:name="Content Placehold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4" text:class-names="">Version</text:span><text:span text:style-name="a425" text:class-names=""><text:s text:c="1"/></text:span><text:span text:style-name="a426" text:class-names="">Control</text:span><text:span text:style-name="a427" text:class-names=""><text:s text:c="1"/></text:span><text:span text:style-name="a428" text:class-names="">– Gi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Source</text:span><text:span text:style-name="a432" text:class-names=""><text:s text:c="1"/></text:span><text:span text:style-name="a433" text:class-names="">code management –<text:s text:c="1"/></text:span><text:span text:style-name="a434" text:class-names="">Github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Kanban Board – Jira</text:span></text:p>
              </text:list-item>
            </text:list>
            <text:list text:style-name="a445">
              <text:list-item>
                <text:p text:style-name="a444" text:class-names="" text:cond-style-name=""><text:span text:style-name="a441" text:class-names="">DBS System –<text:s text:c="1"/></text:span><text:span text:style-name="a442" text:class-names="">MySql</text:span><text:span text:style-name="a443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6" text:class-names="">Back-end</text:span><text:span text:style-name="a447" text:class-names=""><text:s text:c="1"/></text:span><text:span text:style-name="a448" text:class-names="">programming</text:span><text:span text:style-name="a449" text:class-names=""><text:s text:c="1"/></text:span><text:span text:style-name="a450" text:class-names="">Language – Java</text:span></text:p>
              </text:list-item>
            </text:list>
            <text:list text:style-name="a457">
              <text:list-item>
                <text:p text:style-name="a456" text:class-names="" text:cond-style-name=""><text:span text:style-name="a453" text:class-names="">Build</text:span><text:span text:style-name="a454" text:class-names=""><text:s text:c="1"/></text:span><text:span text:style-name="a455" text:class-names="">Tool – Maven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Testing - Juni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S Project</dc:title>
    <meta:initial-creator>Nilay Sanghrajka</meta:initial-creator>
    <dc:creator>Nilay Sanghrajka</dc:creator>
    <meta:creation-date>2020-07-17T09:13:06Z</meta:creation-date>
    <dc:date>2020-07-17T09:22:08Z</dc:date>
    <meta:editing-cycles>1</meta:editing-cycles>
    <meta:editing-duration>PT542S</meta:editing-duration>
    <meta:document-statistic meta:paragraph-count="18" meta:word-count="49"/>
  </office:meta>
</office:document-meta>
</file>